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7f8f4" officeooo:paragraph-rsid="0017f8f4"/>
    </style:style>
    <style:style style:name="P2" style:family="paragraph" style:parent-style-name="Heading_20_4">
      <style:text-properties officeooo:rsid="001994ef" officeooo:paragraph-rsid="001994ef"/>
    </style:style>
    <style:style style:name="P3" style:family="paragraph" style:parent-style-name="Text_20_body">
      <style:text-properties officeooo:rsid="0017f8f4" officeooo:paragraph-rsid="0017f8f4"/>
    </style:style>
    <style:style style:name="P4" style:family="paragraph" style:parent-style-name="Text_20_body">
      <style:text-properties officeooo:rsid="001994ef" officeooo:paragraph-rsid="00199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xy Server</text:h>
      <text:p text:style-name="P3">Proxy Server sind Vermittler in einem Netzwerk, die Anfragen bearbeiten und sie stellvertretend weiterleiten.</text:p>
      <text:p text:style-name="P3">Mittels einem Proxy Server lassen sich Kommunikation zwischen einem lokalen Client und einem Webserver absichern, verschleiern oder beschleunigen.</text:p>
      <text:p text:style-name="P3"/>
      <text:p text:style-name="P3">Proxy Server können verschiedene Protokolle gleichzeitig bedienen oder auf ein einziges spezialisiert sein.</text:p>
      <text:p text:style-name="P3">Häufig werden HTTP-Proxys verwendet um die Kommunikation zwischen Anwendern und Internetservices zu kontrollieren.<text:line-break/>Hat ein Proxy zum Beispiel einen Cache, kann er häufig gestellte Anfragen selbst beantworten und so den Abruf von Seiten beschleunigen.</text:p>
      <text:p text:style-name="P3">Proxy Server können, je nach Verbindungsrichtung, als Forwarding oder als Reverse Proxy realisiert sein.</text:p>
      <text:p text:style-name="P3"><text:s/></text:p>
      <text:h text:style-name="P2" text:outline-level="4">Forwarding Proxy</text:h>
      <text:p text:style-name="P4">Der Forwarding Proxy schickt Requests aus dem privaten Netz ins Internet. </text:p>
      <text:p text:style-name="P4">Bevor der Proxy die Daten an Clients weiterreicht, nimmt er Kontrollfunktionen wahr. Sicherheitssysteme müssen nicht auf vielen einzelnen Clients, sondern nur auf dem Proxy installiert sein.</text:p>
      <text:p text:style-name="P4"/>
      <text:h text:style-name="P2" text:outline-level="4">Reverse Proxy </text:h>
      <text:p text:style-name="P4">Der Reverse Proxy ist zwischen den Anfragen aus dem Internet und dem lokalem Netz und leitet diese stellvertretend weiter. </text:p>
      <text:p text:style-name="P4">Er prüft Anfragen gemäß der aufgestellten security Policies und leitet unbedenkliche Requests weiter.</text:p>
      <text:p text:style-name="P4">Er kann auch für Lastverteilung zuständig sein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22:08:00.131000000</meta:creation-date>
    <dc:date>2021-02-09T22:31:10</dc:date>
    <meta:editing-duration>PT2M24S</meta:editing-duration>
    <meta:editing-cycles>1</meta:editing-cycles>
    <meta:document-statistic meta:table-count="0" meta:image-count="0" meta:object-count="0" meta:page-count="1" meta:paragraph-count="14" meta:word-count="175" meta:character-count="1294" meta:non-whitespace-character-count="1128"/>
    <meta:generator>LibreOffice/7.0.4.2$Windows_X86_64 LibreOffice_project/dcf040e67528d9187c66b2379df5ea4407429775</meta:generator>
  </office:meta>
</office:document-meta>
</file>